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1022" table:default-cell-style-name="ce8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21"/>
          <table:table-cell/>
        </table:table-row>
        <table:table-row table:style-name="ro2">
          <table:table-cell office:value-type="string" calcext:value-type="string">
            <text:p>Arcane Barrier X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ract</text:p>
          </table:table-cell>
          <table:table-cell office:value-type="string" calcext:value-type="string">
            <text:p>When a player is contracted, they are given a set of instructions to complete. If they perform those instructions, they are considered to have completed the contract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If an ephemeral card would be put into a graveyard from anywhere, instead it ceases to exist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A **frozen** object can’t be played or activated.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An Illusionist mechanic that applies effects if it is under another permanen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power</text:p>
          </table:table-cell>
          <table:table-cell office:value-type="string" calcext:value-type="string">
            <text:p>The defending hero can't defend this with more than one action card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rcing X</text:p>
          </table:table-cell>
          <table:table-cell office:value-type="string" calcext:value-type="string">
            <text:p>If this is defended by an equipment, it has +X{p}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ll X</text:p>
          </table:table-cell>
          <table:table-cell office:value-type="string" calcext:value-type="string">
            <text:p>If your hero would be dealt damage, you may pay X{r} to prevent X of that damage. If you do, destroy this at the beginning of the end phas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pture</text:p>
          </table:table-cell>
          <table:table-cell office:value-type="string" calcext:value-type="string">
            <text:p>A Draconic mechanic that applies certain effects if the card is played at chain link 4 or high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rge</text:p>
          </table:table-cell>
          <table:table-cell office:value-type="string" calcext:value-type="string">
            <text:p>**Surge** is an effect that applies if a card deals more arcane damage than it’s printed amoun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form</text:p>
          </table:table-cell>
          <table:table-cell office:value-type="string" calcext:value-type="string">
            <text:p>An Illusionist mechanic that puts specified objects under another card or creates a token and puts specified objects under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rd X</text:p>
          </table:table-cell>
          <table:table-cell office:value-type="string" calcext:value-type="string">
            <text:p>If your hero would be dealt damage, prevent X of that damage and destroy this.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 style:data-style-name="N2" text:time-value="23:44:13.4077278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1-18T23:45:56.446961110</dc:date>
    <meta:editing-duration>PT55M41S</meta:editing-duration>
    <meta:editing-cycles>30</meta:editing-cycles>
    <meta:generator>LibreOffice/7.2.5.2$MacOSX_X86_64 LibreOffice_project/499f9727c189e6ef3471021d6132d4c694f357e5</meta:generator>
    <meta:document-statistic meta:table-count="1" meta:cell-count="77" meta:object-count="0"/>
  </office:meta>
</office:document-meta>
</file>